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4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3.067cm"/>
    </style:style>
    <style:style style:name="co8" style:family="table-column">
      <style:table-column-properties fo:break-before="auto" style:column-width="3.515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sultats_ULS_xij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olution normale</text:p>
          </table:table-cell>
          <table:table-cell office:value-type="string" calcext:value-type="string">
            <text:p>Solution relaxation</text:p>
          </table:table-cell>
          <table:table-cell office:value-type="string" calcext:value-type="string">
            <text:p>Statut meilleure solution</text:p>
          </table:table-cell>
          <table:table-cell office:value-type="string" calcext:value-type="string">
            <text:p>Meilleure solution</text:p>
          </table:table-cell>
          <table:table-cell office:value-type="string" calcext:value-type="string">
            <text:p>Ecart (%)</text:p>
          </table:table-cell>
          <table:table-cell office:value-type="string" calcext:value-type="string">
            <text:p>Nb noeuds normal</text:p>
          </table:table-cell>
          <table:table-cell office:value-type="string" calcext:value-type="string">
            <text:p>Nb noeuds relaxation</text:p>
          </table:table-cell>
          <table:table-cell office:value-type="string" calcext:value-type="string">
            <text:p>Temps normal (s)</text:p>
          </table:table-cell>
          <table:table-cell office:value-type="string" calcext:value-type="string">
            <text:p>Temps relaxation (s)</text:p>
          </table:table-cell>
        </table:table-row>
        <table:table-row table:style-name="ro1">
          <table:table-cell office:value-type="string" calcext:value-type="string">
            <text:p>Instance120.1.txt</text:p>
          </table:table-cell>
          <table:table-cell table:number-columns-repeated="2" office:value-type="float" office:value="75417" calcext:value-type="float">
            <text:p>75417</text:p>
          </table:table-cell>
          <table:table-cell office:value-type="string" calcext:value-type="string">
            <text:p>OPTIMAL</text:p>
          </table:table-cell>
          <table:table-cell table:style-name="ce1" table:formula="of:=IF([.B2]&gt;[.C2];[.B2];[.C2])" office:value-type="float" office:value="75417" calcext:value-type="float">
            <text:p>75417</text:p>
          </table:table-cell>
          <table:table-cell table:formula="of:=[.E2] - [.C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string" calcext:value-type="string">
            <text:p>Instance120.10.txt</text:p>
          </table:table-cell>
          <table:table-cell table:number-columns-repeated="2" office:value-type="float" office:value="85103" calcext:value-type="float">
            <text:p>85103</text:p>
          </table:table-cell>
          <table:table-cell office:value-type="string" calcext:value-type="string">
            <text:p>OPTIMAL</text:p>
          </table:table-cell>
          <table:table-cell table:formula="of:=IF([.B3]&gt;[.C3];[.B3];[.C3])" office:value-type="float" office:value="85103" calcext:value-type="float">
            <text:p>85103</text:p>
          </table:table-cell>
          <table:table-cell table:formula="of:=[.E3] - [.C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string" calcext:value-type="string">
            <text:p>Instance120.2.txt</text:p>
          </table:table-cell>
          <table:table-cell table:number-columns-repeated="2" office:value-type="float" office:value="67630" calcext:value-type="float">
            <text:p>67630</text:p>
          </table:table-cell>
          <table:table-cell office:value-type="string" calcext:value-type="string">
            <text:p>OPTIMAL</text:p>
          </table:table-cell>
          <table:table-cell table:formula="of:=IF([.B4]&gt;[.C4];[.B4];[.C4])" office:value-type="float" office:value="67630" calcext:value-type="float">
            <text:p>67630</text:p>
          </table:table-cell>
          <table:table-cell table:formula="of:=[.E4] - [.C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Instance120.3.txt</text:p>
          </table:table-cell>
          <table:table-cell table:number-columns-repeated="2" office:value-type="float" office:value="86778" calcext:value-type="float">
            <text:p>86778</text:p>
          </table:table-cell>
          <table:table-cell office:value-type="string" calcext:value-type="string">
            <text:p>OPTIMAL</text:p>
          </table:table-cell>
          <table:table-cell table:formula="of:=IF([.B5]&gt;[.C5];[.B5];[.C5])" office:value-type="float" office:value="86778" calcext:value-type="float">
            <text:p>86778</text:p>
          </table:table-cell>
          <table:table-cell table:formula="of:=[.E5] - [.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string" calcext:value-type="string">
            <text:p>Instance120.4.txt</text:p>
          </table:table-cell>
          <table:table-cell table:number-columns-repeated="2" office:value-type="float" office:value="82367" calcext:value-type="float">
            <text:p>82367</text:p>
          </table:table-cell>
          <table:table-cell office:value-type="string" calcext:value-type="string">
            <text:p>OPTIMAL</text:p>
          </table:table-cell>
          <table:table-cell table:formula="of:=IF([.B6]&gt;[.C6];[.B6];[.C6])" office:value-type="float" office:value="82367" calcext:value-type="float">
            <text:p>82367</text:p>
          </table:table-cell>
          <table:table-cell table:formula="of:=[.E6] - [.C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77</text:p>
          </table:table-cell>
        </table:table-row>
        <table:table-row table:style-name="ro1">
          <table:table-cell office:value-type="string" calcext:value-type="string">
            <text:p>Instance120.5.txt</text:p>
          </table:table-cell>
          <table:table-cell table:number-columns-repeated="2" office:value-type="float" office:value="96316" calcext:value-type="float">
            <text:p>96316</text:p>
          </table:table-cell>
          <table:table-cell office:value-type="string" calcext:value-type="string">
            <text:p>OPTIMAL</text:p>
          </table:table-cell>
          <table:table-cell table:formula="of:=IF([.B7]&gt;[.C7];[.B7];[.C7])" office:value-type="float" office:value="96316" calcext:value-type="float">
            <text:p>96316</text:p>
          </table:table-cell>
          <table:table-cell table:formula="of:=[.E7] - [.C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string" calcext:value-type="string">
            <text:p>Instance120.6.txt</text:p>
          </table:table-cell>
          <table:table-cell table:number-columns-repeated="2" office:value-type="float" office:value="65704" calcext:value-type="float">
            <text:p>65704</text:p>
          </table:table-cell>
          <table:table-cell office:value-type="string" calcext:value-type="string">
            <text:p>OPTIMAL</text:p>
          </table:table-cell>
          <table:table-cell table:formula="of:=IF([.B8]&gt;[.C8];[.B8];[.C8])" office:value-type="float" office:value="65704" calcext:value-type="float">
            <text:p>65704</text:p>
          </table:table-cell>
          <table:table-cell table:formula="of:=[.E8] - [.C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Instance120.7.txt</text:p>
          </table:table-cell>
          <table:table-cell table:number-columns-repeated="2" office:value-type="float" office:value="81866" calcext:value-type="float">
            <text:p>81866</text:p>
          </table:table-cell>
          <table:table-cell office:value-type="string" calcext:value-type="string">
            <text:p>OPTIMAL</text:p>
          </table:table-cell>
          <table:table-cell table:formula="of:=IF([.B9]&gt;[.C9];[.B9];[.C9])" office:value-type="float" office:value="81866" calcext:value-type="float">
            <text:p>81866</text:p>
          </table:table-cell>
          <table:table-cell table:formula="of:=[.E9] - [.C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1</text:p>
          </table:table-cell>
        </table:table-row>
        <table:table-row table:style-name="ro1">
          <table:table-cell office:value-type="string" calcext:value-type="string">
            <text:p>Instance120.8.txt</text:p>
          </table:table-cell>
          <table:table-cell table:number-columns-repeated="2" office:value-type="float" office:value="70734" calcext:value-type="float">
            <text:p>70734</text:p>
          </table:table-cell>
          <table:table-cell office:value-type="string" calcext:value-type="string">
            <text:p>OPTIMAL</text:p>
          </table:table-cell>
          <table:table-cell table:formula="of:=IF([.B10]&gt;[.C10];[.B10];[.C10])" office:value-type="float" office:value="70734" calcext:value-type="float">
            <text:p>70734</text:p>
          </table:table-cell>
          <table:table-cell table:formula="of:=[.E10] - [.C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string" calcext:value-type="string">
            <text:p>Instance120.9.txt</text:p>
          </table:table-cell>
          <table:table-cell table:number-columns-repeated="2" office:value-type="float" office:value="87909" calcext:value-type="float">
            <text:p>87909</text:p>
          </table:table-cell>
          <table:table-cell office:value-type="string" calcext:value-type="string">
            <text:p>OPTIMAL</text:p>
          </table:table-cell>
          <table:table-cell table:formula="of:=IF([.B11]&gt;[.C11];[.B11];[.C11])" office:value-type="float" office:value="87909" calcext:value-type="float">
            <text:p>87909</text:p>
          </table:table-cell>
          <table:table-cell table:formula="of:=[.E11] - [.C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string" calcext:value-type="string">
            <text:p>Instance21.1.txt</text:p>
          </table:table-cell>
          <table:table-cell table:number-columns-repeated="2" office:value-type="float" office:value="13068" calcext:value-type="float">
            <text:p>13068</text:p>
          </table:table-cell>
          <table:table-cell office:value-type="string" calcext:value-type="string">
            <text:p>OPTIMAL</text:p>
          </table:table-cell>
          <table:table-cell table:formula="of:=IF([.B12]&gt;[.C12];[.B12];[.C12])" office:value-type="float" office:value="13068" calcext:value-type="float">
            <text:p>13068</text:p>
          </table:table-cell>
          <table:table-cell table:formula="of:=[.E12] - [.C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Instance60.1.txt</text:p>
          </table:table-cell>
          <table:table-cell table:number-columns-repeated="2" office:value-type="float" office:value="29739" calcext:value-type="float">
            <text:p>29739</text:p>
          </table:table-cell>
          <table:table-cell office:value-type="string" calcext:value-type="string">
            <text:p>OPTIMAL</text:p>
          </table:table-cell>
          <table:table-cell table:formula="of:=IF([.B13]&gt;[.C13];[.B13];[.C13])" office:value-type="float" office:value="29739" calcext:value-type="float">
            <text:p>29739</text:p>
          </table:table-cell>
          <table:table-cell table:formula="of:=[.E13] - [.C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Instance60.10.txt</text:p>
          </table:table-cell>
          <table:table-cell table:number-columns-repeated="2" office:value-type="float" office:value="31809" calcext:value-type="float">
            <text:p>31809</text:p>
          </table:table-cell>
          <table:table-cell office:value-type="string" calcext:value-type="string">
            <text:p>OPTIMAL</text:p>
          </table:table-cell>
          <table:table-cell table:formula="of:=IF([.B14]&gt;[.C14];[.B14];[.C14])" office:value-type="float" office:value="31809" calcext:value-type="float">
            <text:p>31809</text:p>
          </table:table-cell>
          <table:table-cell table:formula="of:=[.E14] - [.C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Instance60.2.txt</text:p>
          </table:table-cell>
          <table:table-cell table:number-columns-repeated="2" office:value-type="float" office:value="27572" calcext:value-type="float">
            <text:p>27572</text:p>
          </table:table-cell>
          <table:table-cell office:value-type="string" calcext:value-type="string">
            <text:p>OPTIMAL</text:p>
          </table:table-cell>
          <table:table-cell table:formula="of:=IF([.B15]&gt;[.C15];[.B15];[.C15])" office:value-type="float" office:value="27572" calcext:value-type="float">
            <text:p>27572</text:p>
          </table:table-cell>
          <table:table-cell table:formula="of:=[.E15] - [.C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Instance60.3.txt</text:p>
          </table:table-cell>
          <table:table-cell table:number-columns-repeated="2" office:value-type="float" office:value="34081" calcext:value-type="float">
            <text:p>34081</text:p>
          </table:table-cell>
          <table:table-cell office:value-type="string" calcext:value-type="string">
            <text:p>OPTIMAL</text:p>
          </table:table-cell>
          <table:table-cell table:formula="of:=IF([.B16]&gt;[.C16];[.B16];[.C16])" office:value-type="float" office:value="34081" calcext:value-type="float">
            <text:p>34081</text:p>
          </table:table-cell>
          <table:table-cell table:formula="of:=[.E16] - [.C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Instance60.4.txt</text:p>
          </table:table-cell>
          <table:table-cell table:number-columns-repeated="2" office:value-type="float" office:value="31131" calcext:value-type="float">
            <text:p>31131</text:p>
          </table:table-cell>
          <table:table-cell office:value-type="string" calcext:value-type="string">
            <text:p>OPTIMAL</text:p>
          </table:table-cell>
          <table:table-cell table:formula="of:=IF([.B17]&gt;[.C17];[.B17];[.C17])" office:value-type="float" office:value="31131" calcext:value-type="float">
            <text:p>31131</text:p>
          </table:table-cell>
          <table:table-cell table:formula="of:=[.E17] - [.C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Instance60.5.txt</text:p>
          </table:table-cell>
          <table:table-cell table:number-columns-repeated="2" office:value-type="float" office:value="35693" calcext:value-type="float">
            <text:p>35693</text:p>
          </table:table-cell>
          <table:table-cell office:value-type="string" calcext:value-type="string">
            <text:p>OPTIMAL</text:p>
          </table:table-cell>
          <table:table-cell table:formula="of:=IF([.B18]&gt;[.C18];[.B18];[.C18])" office:value-type="float" office:value="35693" calcext:value-type="float">
            <text:p>35693</text:p>
          </table:table-cell>
          <table:table-cell table:formula="of:=[.E18] - [.C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Instance60.6.txt</text:p>
          </table:table-cell>
          <table:table-cell table:number-columns-repeated="2" office:value-type="float" office:value="25186" calcext:value-type="float">
            <text:p>25186</text:p>
          </table:table-cell>
          <table:table-cell office:value-type="string" calcext:value-type="string">
            <text:p>OPTIMAL</text:p>
          </table:table-cell>
          <table:table-cell table:formula="of:=IF([.B19]&gt;[.C19];[.B19];[.C19])" office:value-type="float" office:value="25186" calcext:value-type="float">
            <text:p>25186</text:p>
          </table:table-cell>
          <table:table-cell table:formula="of:=[.E19] - [.C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Instance60.7.txt</text:p>
          </table:table-cell>
          <table:table-cell table:number-columns-repeated="2" office:value-type="float" office:value="30853" calcext:value-type="float">
            <text:p>30853</text:p>
          </table:table-cell>
          <table:table-cell office:value-type="string" calcext:value-type="string">
            <text:p>OPTIMAL</text:p>
          </table:table-cell>
          <table:table-cell table:formula="of:=IF([.B20]&gt;[.C20];[.B20];[.C20])" office:value-type="float" office:value="30853" calcext:value-type="float">
            <text:p>30853</text:p>
          </table:table-cell>
          <table:table-cell table:formula="of:=[.E20] - [.C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Instance60.8.txt</text:p>
          </table:table-cell>
          <table:table-cell table:number-columns-repeated="2" office:value-type="float" office:value="27962" calcext:value-type="float">
            <text:p>27962</text:p>
          </table:table-cell>
          <table:table-cell office:value-type="string" calcext:value-type="string">
            <text:p>OPTIMAL</text:p>
          </table:table-cell>
          <table:table-cell table:formula="of:=IF([.B21]&gt;[.C21];[.B21];[.C21])" office:value-type="float" office:value="27962" calcext:value-type="float">
            <text:p>27962</text:p>
          </table:table-cell>
          <table:table-cell table:formula="of:=[.E21] - [.C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Instance60.9.txt</text:p>
          </table:table-cell>
          <table:table-cell table:number-columns-repeated="2" office:value-type="float" office:value="35492" calcext:value-type="float">
            <text:p>35492</text:p>
          </table:table-cell>
          <table:table-cell office:value-type="string" calcext:value-type="string">
            <text:p>OPTIMAL</text:p>
          </table:table-cell>
          <table:table-cell table:formula="of:=IF([.B22]&gt;[.C22];[.B22];[.C22])" office:value-type="float" office:value="35492" calcext:value-type="float">
            <text:p>35492</text:p>
          </table:table-cell>
          <table:table-cell table:formula="of:=[.E22] - [.C2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Instance90.1.txt</text:p>
          </table:table-cell>
          <table:table-cell table:number-columns-repeated="2" office:value-type="float" office:value="50943" calcext:value-type="float">
            <text:p>50943</text:p>
          </table:table-cell>
          <table:table-cell office:value-type="string" calcext:value-type="string">
            <text:p>OPTIMAL</text:p>
          </table:table-cell>
          <table:table-cell table:formula="of:=IF([.B23]&gt;[.C23];[.B23];[.C23])" office:value-type="float" office:value="50943" calcext:value-type="float">
            <text:p>50943</text:p>
          </table:table-cell>
          <table:table-cell table:formula="of:=[.E23] - [.C2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Instance90.10.txt</text:p>
          </table:table-cell>
          <table:table-cell table:number-columns-repeated="2" office:value-type="float" office:value="56514" calcext:value-type="float">
            <text:p>56514</text:p>
          </table:table-cell>
          <table:table-cell office:value-type="string" calcext:value-type="string">
            <text:p>OPTIMAL</text:p>
          </table:table-cell>
          <table:table-cell table:formula="of:=IF([.B24]&gt;[.C24];[.B24];[.C24])" office:value-type="float" office:value="56514" calcext:value-type="float">
            <text:p>56514</text:p>
          </table:table-cell>
          <table:table-cell table:formula="of:=[.E24] - [.C2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Instance90.2.txt</text:p>
          </table:table-cell>
          <table:table-cell table:number-columns-repeated="2" office:value-type="float" office:value="46518" calcext:value-type="float">
            <text:p>46518</text:p>
          </table:table-cell>
          <table:table-cell office:value-type="string" calcext:value-type="string">
            <text:p>OPTIMAL</text:p>
          </table:table-cell>
          <table:table-cell table:formula="of:=IF([.B25]&gt;[.C25];[.B25];[.C25])" office:value-type="float" office:value="46518" calcext:value-type="float">
            <text:p>46518</text:p>
          </table:table-cell>
          <table:table-cell table:formula="of:=[.E25] - [.C2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Instance90.3.txt</text:p>
          </table:table-cell>
          <table:table-cell table:number-columns-repeated="2" office:value-type="float" office:value="57613" calcext:value-type="float">
            <text:p>57613</text:p>
          </table:table-cell>
          <table:table-cell office:value-type="string" calcext:value-type="string">
            <text:p>OPTIMAL</text:p>
          </table:table-cell>
          <table:table-cell table:formula="of:=IF([.B26]&gt;[.C26];[.B26];[.C26])" office:value-type="float" office:value="57613" calcext:value-type="float">
            <text:p>57613</text:p>
          </table:table-cell>
          <table:table-cell table:formula="of:=[.E26] - [.C2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Instance90.4.txt</text:p>
          </table:table-cell>
          <table:table-cell table:number-columns-repeated="2" office:value-type="float" office:value="53897" calcext:value-type="float">
            <text:p>53897</text:p>
          </table:table-cell>
          <table:table-cell office:value-type="string" calcext:value-type="string">
            <text:p>OPTIMAL</text:p>
          </table:table-cell>
          <table:table-cell table:formula="of:=IF([.B27]&gt;[.C27];[.B27];[.C27])" office:value-type="float" office:value="53897" calcext:value-type="float">
            <text:p>53897</text:p>
          </table:table-cell>
          <table:table-cell table:formula="of:=[.E27] - [.C2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Instance90.5.txt</text:p>
          </table:table-cell>
          <table:table-cell table:number-columns-repeated="2" office:value-type="float" office:value="64123" calcext:value-type="float">
            <text:p>64123</text:p>
          </table:table-cell>
          <table:table-cell office:value-type="string" calcext:value-type="string">
            <text:p>OPTIMAL</text:p>
          </table:table-cell>
          <table:table-cell table:formula="of:=IF([.B28]&gt;[.C28];[.B28];[.C28])" office:value-type="float" office:value="64123" calcext:value-type="float">
            <text:p>64123</text:p>
          </table:table-cell>
          <table:table-cell table:formula="of:=[.E28] - [.C2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Instance90.6.txt</text:p>
          </table:table-cell>
          <table:table-cell table:number-columns-repeated="2" office:value-type="float" office:value="41811" calcext:value-type="float">
            <text:p>41811</text:p>
          </table:table-cell>
          <table:table-cell office:value-type="string" calcext:value-type="string">
            <text:p>OPTIMAL</text:p>
          </table:table-cell>
          <table:table-cell table:formula="of:=IF([.B29]&gt;[.C29];[.B29];[.C29])" office:value-type="float" office:value="41811" calcext:value-type="float">
            <text:p>41811</text:p>
          </table:table-cell>
          <table:table-cell table:formula="of:=[.E29] - [.C2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Instance90.7.txt</text:p>
          </table:table-cell>
          <table:table-cell table:number-columns-repeated="2" office:value-type="float" office:value="54913" calcext:value-type="float">
            <text:p>54913</text:p>
          </table:table-cell>
          <table:table-cell office:value-type="string" calcext:value-type="string">
            <text:p>OPTIMAL</text:p>
          </table:table-cell>
          <table:table-cell table:formula="of:=IF([.B30]&gt;[.C30];[.B30];[.C30])" office:value-type="float" office:value="54913" calcext:value-type="float">
            <text:p>54913</text:p>
          </table:table-cell>
          <table:table-cell table:formula="of:=[.E30] - [.C3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Instance90.8.txt</text:p>
          </table:table-cell>
          <table:table-cell table:number-columns-repeated="2" office:value-type="float" office:value="49010" calcext:value-type="float">
            <text:p>49010</text:p>
          </table:table-cell>
          <table:table-cell office:value-type="string" calcext:value-type="string">
            <text:p>OPTIMAL</text:p>
          </table:table-cell>
          <table:table-cell table:formula="of:=IF([.B31]&gt;[.C31];[.B31];[.C31])" office:value-type="float" office:value="49010" calcext:value-type="float">
            <text:p>49010</text:p>
          </table:table-cell>
          <table:table-cell table:formula="of:=[.E31] - [.C3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Instance90.9.txt</text:p>
          </table:table-cell>
          <table:table-cell table:number-columns-repeated="2" office:value-type="float" office:value="59424" calcext:value-type="float">
            <text:p>59424</text:p>
          </table:table-cell>
          <table:table-cell office:value-type="string" calcext:value-type="string">
            <text:p>OPTIMAL</text:p>
          </table:table-cell>
          <table:table-cell table:formula="of:=IF([.B32]&gt;[.C32];[.B32];[.C32])" office:value-type="float" office:value="59424" calcext:value-type="float">
            <text:p>59424</text:p>
          </table:table-cell>
          <table:table-cell table:formula="of:=[.E32] - [.C3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Toy_Instance.txt</text:p>
          </table:table-cell>
          <table:table-cell table:number-columns-repeated="2" office:value-type="float" office:value="1788" calcext:value-type="float">
            <text:p>1788</text:p>
          </table:table-cell>
          <table:table-cell office:value-type="string" calcext:value-type="string">
            <text:p>OPTIMAL</text:p>
          </table:table-cell>
          <table:table-cell table:formula="of:=IF([.B33]&gt;[.C33];[.B33];[.C33])" office:value-type="float" office:value="1788" calcext:value-type="float">
            <text:p>1788</text:p>
          </table:table-cell>
          <table:table-cell table:formula="of:=[.E33] - [.C3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</table:table-row>
      </table:table>
      <table:table table:name="resultats_U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olution normale</text:p>
          </table:table-cell>
          <table:table-cell office:value-type="string" calcext:value-type="string">
            <text:p>Solution relaxation</text:p>
          </table:table-cell>
          <table:table-cell office:value-type="string" calcext:value-type="string">
            <text:p>Statut meilleure solution</text:p>
          </table:table-cell>
          <table:table-cell office:value-type="string" calcext:value-type="string">
            <text:p>Meilleure solution</text:p>
          </table:table-cell>
          <table:table-cell office:value-type="string" calcext:value-type="string">
            <text:p>Ecart (%)</text:p>
          </table:table-cell>
          <table:table-cell office:value-type="string" calcext:value-type="string">
            <text:p>Nb noeuds normal</text:p>
          </table:table-cell>
          <table:table-cell office:value-type="string" calcext:value-type="string">
            <text:p>Nb noeuds relaxation</text:p>
          </table:table-cell>
          <table:table-cell office:value-type="string" calcext:value-type="string">
            <text:p>Temps normal (s)</text:p>
          </table:table-cell>
          <table:table-cell office:value-type="string" calcext:value-type="string">
            <text:p>Temps relaxation (s)</text:p>
          </table:table-cell>
        </table:table-row>
        <table:table-row table:style-name="ro1">
          <table:table-cell office:value-type="string" calcext:value-type="string">
            <text:p>Instance21,1,txt</text:p>
          </table:table-cell>
          <table:table-cell table:number-columns-repeated="2" office:value-type="float" office:value="13068" calcext:value-type="float">
            <text:p>13068</text:p>
          </table:table-cell>
          <table:table-cell office:value-type="string" calcext:value-type="string">
            <text:p>Optimale</text:p>
          </table:table-cell>
          <table:table-cell table:formula="of:=IF([.B2]&gt;[.C2];[.B2];[.C2])" office:value-type="float" office:value="13068" calcext:value-type="float">
            <text:p>13068</text:p>
          </table:table-cell>
          <table:table-cell table:formula="of:=[.E2] - [.C2]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Instance120,1,txt</text:p>
          </table:table-cell>
          <table:table-cell office:value-type="float" office:value="76286" calcext:value-type="float">
            <text:p>76286</text:p>
          </table:table-cell>
          <table:table-cell office:value-type="float" office:value="77838" calcext:value-type="float">
            <text:p>77838</text:p>
          </table:table-cell>
          <table:table-cell office:value-type="string" calcext:value-type="string">
            <text:p>Réalisable</text:p>
          </table:table-cell>
          <table:table-cell table:formula="of:=IF([.B3]&gt;[.C3];[.B3];[.C3])" office:value-type="float" office:value="77838" calcext:value-type="float">
            <text:p>77838</text:p>
          </table:table-cell>
          <table:table-cell table:formula="of:=[.E3] - [.C3]" office:value-type="float" office:value="0" calcext:value-type="float">
            <text:p>0</text:p>
          </table:table-cell>
          <table:table-cell office:value-type="float" office:value="18765" calcext:value-type="float">
            <text:p>18765</text:p>
          </table:table-cell>
          <table:table-cell office:value-type="float" office:value="130514" calcext:value-type="float">
            <text:p>130514</text:p>
          </table:table-cell>
          <table:table-cell office:value-type="float" office:value="180.45" calcext:value-type="float">
            <text:p>180,45</text:p>
          </table:table-cell>
          <table:table-cell office:value-type="float" office:value="180.57" calcext:value-type="float">
            <text:p>180,57</text:p>
          </table:table-cell>
        </table:table-row>
        <table:table-row table:style-name="ro1">
          <table:table-cell office:value-type="string" calcext:value-type="string">
            <text:p>Instance120,10,txt</text:p>
          </table:table-cell>
          <table:table-cell office:value-type="float" office:value="86148" calcext:value-type="float">
            <text:p>86148</text:p>
          </table:table-cell>
          <table:table-cell office:value-type="float" office:value="87031" calcext:value-type="float">
            <text:p>87031</text:p>
          </table:table-cell>
          <table:table-cell office:value-type="string" calcext:value-type="string">
            <text:p>Réalisable</text:p>
          </table:table-cell>
          <table:table-cell table:formula="of:=IF([.B4]&gt;[.C4];[.B4];[.C4])" office:value-type="float" office:value="87031" calcext:value-type="float">
            <text:p>87031</text:p>
          </table:table-cell>
          <table:table-cell table:formula="of:=[.E4] - [.C4]" office:value-type="float" office:value="0" calcext:value-type="float">
            <text:p>0</text:p>
          </table:table-cell>
          <table:table-cell office:value-type="float" office:value="22681" calcext:value-type="float">
            <text:p>22681</text:p>
          </table:table-cell>
          <table:table-cell office:value-type="float" office:value="276728" calcext:value-type="float">
            <text:p>276728</text:p>
          </table:table-cell>
          <table:table-cell office:value-type="float" office:value="180.57" calcext:value-type="float">
            <text:p>180,57</text:p>
          </table:table-cell>
          <table:table-cell office:value-type="float" office:value="180.45" calcext:value-type="float">
            <text:p>180,45</text:p>
          </table:table-cell>
        </table:table-row>
        <table:table-row table:style-name="ro1">
          <table:table-cell office:value-type="string" calcext:value-type="string">
            <text:p>Instance120,2,txt</text:p>
          </table:table-cell>
          <table:table-cell office:value-type="float" office:value="67630" calcext:value-type="float">
            <text:p>67630</text:p>
          </table:table-cell>
          <table:table-cell office:value-type="float" office:value="69437" calcext:value-type="float">
            <text:p>69437</text:p>
          </table:table-cell>
          <table:table-cell office:value-type="string" calcext:value-type="string">
            <text:p>Réalisable</text:p>
          </table:table-cell>
          <table:table-cell table:formula="of:=IF([.B5]&gt;[.C5];[.B5];[.C5])" office:value-type="float" office:value="69437" calcext:value-type="float">
            <text:p>69437</text:p>
          </table:table-cell>
          <table:table-cell table:formula="of:=[.E5] - [.C5]" office:value-type="float" office:value="0" calcext:value-type="float">
            <text:p>0</text:p>
          </table:table-cell>
          <table:table-cell office:value-type="float" office:value="16495" calcext:value-type="float">
            <text:p>16495</text:p>
          </table:table-cell>
          <table:table-cell office:value-type="float" office:value="113536" calcext:value-type="float">
            <text:p>113536</text:p>
          </table:table-cell>
          <table:table-cell office:value-type="float" office:value="180.33" calcext:value-type="float">
            <text:p>180,33</text:p>
          </table:table-cell>
          <table:table-cell office:value-type="float" office:value="180.43" calcext:value-type="float">
            <text:p>180,43</text:p>
          </table:table-cell>
        </table:table-row>
        <table:table-row table:style-name="ro1">
          <table:table-cell office:value-type="string" calcext:value-type="string">
            <text:p>Instance120,3,txt</text:p>
          </table:table-cell>
          <table:table-cell office:value-type="float" office:value="86958" calcext:value-type="float">
            <text:p>86958</text:p>
          </table:table-cell>
          <table:table-cell office:value-type="float" office:value="87616" calcext:value-type="float">
            <text:p>87616</text:p>
          </table:table-cell>
          <table:table-cell office:value-type="string" calcext:value-type="string">
            <text:p>Réalisable</text:p>
          </table:table-cell>
          <table:table-cell table:formula="of:=IF([.B6]&gt;[.C6];[.B6];[.C6])" office:value-type="float" office:value="87616" calcext:value-type="float">
            <text:p>87616</text:p>
          </table:table-cell>
          <table:table-cell table:formula="of:=[.E6] - [.C6]" office:value-type="float" office:value="0" calcext:value-type="float">
            <text:p>0</text:p>
          </table:table-cell>
          <table:table-cell office:value-type="float" office:value="14219" calcext:value-type="float">
            <text:p>14219</text:p>
          </table:table-cell>
          <table:table-cell office:value-type="float" office:value="123212" calcext:value-type="float">
            <text:p>123212</text:p>
          </table:table-cell>
          <table:table-cell office:value-type="float" office:value="180.55" calcext:value-type="float">
            <text:p>180,55</text:p>
          </table:table-cell>
          <table:table-cell office:value-type="float" office:value="180.6" calcext:value-type="float">
            <text:p>180,6</text:p>
          </table:table-cell>
        </table:table-row>
        <table:table-row table:style-name="ro1">
          <table:table-cell office:value-type="string" calcext:value-type="string">
            <text:p>Instance120,4,txt</text:p>
          </table:table-cell>
          <table:table-cell office:value-type="float" office:value="83660" calcext:value-type="float">
            <text:p>83660</text:p>
          </table:table-cell>
          <table:table-cell office:value-type="float" office:value="84612" calcext:value-type="float">
            <text:p>84612</text:p>
          </table:table-cell>
          <table:table-cell office:value-type="string" calcext:value-type="string">
            <text:p>Réalisable</text:p>
          </table:table-cell>
          <table:table-cell table:formula="of:=IF([.B7]&gt;[.C7];[.B7];[.C7])" office:value-type="float" office:value="84612" calcext:value-type="float">
            <text:p>84612</text:p>
          </table:table-cell>
          <table:table-cell table:formula="of:=[.E7] - [.C7]" office:value-type="float" office:value="0" calcext:value-type="float">
            <text:p>0</text:p>
          </table:table-cell>
          <table:table-cell office:value-type="float" office:value="12381" calcext:value-type="float">
            <text:p>12381</text:p>
          </table:table-cell>
          <table:table-cell office:value-type="float" office:value="123648" calcext:value-type="float">
            <text:p>123648</text:p>
          </table:table-cell>
          <table:table-cell office:value-type="float" office:value="180.43" calcext:value-type="float">
            <text:p>180,43</text:p>
          </table:table-cell>
          <table:table-cell office:value-type="float" office:value="180.5" calcext:value-type="float">
            <text:p>180,5</text:p>
          </table:table-cell>
        </table:table-row>
        <table:table-row table:style-name="ro1">
          <table:table-cell office:value-type="string" calcext:value-type="string">
            <text:p>Instance120,5,txt</text:p>
          </table:table-cell>
          <table:table-cell office:value-type="float" office:value="109314" calcext:value-type="float">
            <text:p>109314</text:p>
          </table:table-cell>
          <table:table-cell office:value-type="float" office:value="97819" calcext:value-type="float">
            <text:p>97819</text:p>
          </table:table-cell>
          <table:table-cell office:value-type="string" calcext:value-type="string">
            <text:p>Réalisable</text:p>
          </table:table-cell>
          <table:table-cell table:formula="of:=IF([.B8]&gt;[.C8];[.B8];[.C8])" office:value-type="float" office:value="109314" calcext:value-type="float">
            <text:p>109314</text:p>
          </table:table-cell>
          <table:table-cell table:formula="of:=[.E8] - [.C8]" office:value-type="float" office:value="11495" calcext:value-type="float">
            <text:p>11495</text:p>
          </table:table-cell>
          <table:table-cell office:value-type="float" office:value="14655" calcext:value-type="float">
            <text:p>14655</text:p>
          </table:table-cell>
          <table:table-cell office:value-type="float" office:value="113464" calcext:value-type="float">
            <text:p>113464</text:p>
          </table:table-cell>
          <table:table-cell office:value-type="float" office:value="180.37" calcext:value-type="float">
            <text:p>180,37</text:p>
          </table:table-cell>
          <table:table-cell office:value-type="float" office:value="180.53" calcext:value-type="float">
            <text:p>180,53</text:p>
          </table:table-cell>
        </table:table-row>
        <table:table-row table:style-name="ro1">
          <table:table-cell office:value-type="string" calcext:value-type="string">
            <text:p>Instance120,6,txt</text:p>
          </table:table-cell>
          <table:table-cell office:value-type="float" office:value="65864" calcext:value-type="float">
            <text:p>65864</text:p>
          </table:table-cell>
          <table:table-cell office:value-type="float" office:value="66161" calcext:value-type="float">
            <text:p>66161</text:p>
          </table:table-cell>
          <table:table-cell office:value-type="string" calcext:value-type="string">
            <text:p>Réalisable</text:p>
          </table:table-cell>
          <table:table-cell table:formula="of:=IF([.B9]&gt;[.C9];[.B9];[.C9])" office:value-type="float" office:value="66161" calcext:value-type="float">
            <text:p>66161</text:p>
          </table:table-cell>
          <table:table-cell table:formula="of:=[.E9] - [.C9]" office:value-type="float" office:value="0" calcext:value-type="float">
            <text:p>0</text:p>
          </table:table-cell>
          <table:table-cell office:value-type="float" office:value="11188" calcext:value-type="float">
            <text:p>11188</text:p>
          </table:table-cell>
          <table:table-cell office:value-type="float" office:value="119275" calcext:value-type="float">
            <text:p>119275</text:p>
          </table:table-cell>
          <table:table-cell office:value-type="float" office:value="180.73" calcext:value-type="float">
            <text:p>180,73</text:p>
          </table:table-cell>
          <table:table-cell office:value-type="float" office:value="180.59" calcext:value-type="float">
            <text:p>180,59</text:p>
          </table:table-cell>
        </table:table-row>
        <table:table-row table:style-name="ro1">
          <table:table-cell office:value-type="string" calcext:value-type="string">
            <text:p>Instance120,7,txt</text:p>
          </table:table-cell>
          <table:table-cell office:value-type="float" office:value="82471" calcext:value-type="float">
            <text:p>82471</text:p>
          </table:table-cell>
          <table:table-cell office:value-type="float" office:value="82959" calcext:value-type="float">
            <text:p>82959</text:p>
          </table:table-cell>
          <table:table-cell office:value-type="string" calcext:value-type="string">
            <text:p>Réalisable</text:p>
          </table:table-cell>
          <table:table-cell table:formula="of:=IF([.B10]&gt;[.C10];[.B10];[.C10])" office:value-type="float" office:value="82959" calcext:value-type="float">
            <text:p>82959</text:p>
          </table:table-cell>
          <table:table-cell table:formula="of:=[.E10] - [.C10]" office:value-type="float" office:value="0" calcext:value-type="float">
            <text:p>0</text:p>
          </table:table-cell>
          <table:table-cell office:value-type="float" office:value="16674" calcext:value-type="float">
            <text:p>16674</text:p>
          </table:table-cell>
          <table:table-cell office:value-type="float" office:value="30560" calcext:value-type="float">
            <text:p>30560</text:p>
          </table:table-cell>
          <table:table-cell office:value-type="float" office:value="180.45" calcext:value-type="float">
            <text:p>180,45</text:p>
          </table:table-cell>
          <table:table-cell office:value-type="float" office:value="180.43" calcext:value-type="float">
            <text:p>180,43</text:p>
          </table:table-cell>
        </table:table-row>
        <table:table-row table:style-name="ro1">
          <table:table-cell office:value-type="string" calcext:value-type="string">
            <text:p>Instance120,8,txt</text:p>
          </table:table-cell>
          <table:table-cell office:value-type="float" office:value="72059" calcext:value-type="float">
            <text:p>72059</text:p>
          </table:table-cell>
          <table:table-cell office:value-type="float" office:value="71668" calcext:value-type="float">
            <text:p>71668</text:p>
          </table:table-cell>
          <table:table-cell office:value-type="string" calcext:value-type="string">
            <text:p>Réalisable</text:p>
          </table:table-cell>
          <table:table-cell table:formula="of:=IF([.B11]&gt;[.C11];[.B11];[.C11])" office:value-type="float" office:value="72059" calcext:value-type="float">
            <text:p>72059</text:p>
          </table:table-cell>
          <table:table-cell table:formula="of:=[.E11] - [.C11]" office:value-type="float" office:value="391" calcext:value-type="float">
            <text:p>391</text:p>
          </table:table-cell>
          <table:table-cell office:value-type="float" office:value="19814" calcext:value-type="float">
            <text:p>19814</text:p>
          </table:table-cell>
          <table:table-cell office:value-type="float" office:value="132328" calcext:value-type="float">
            <text:p>132328</text:p>
          </table:table-cell>
          <table:table-cell office:value-type="float" office:value="180.34" calcext:value-type="float">
            <text:p>180,34</text:p>
          </table:table-cell>
          <table:table-cell office:value-type="float" office:value="180.48" calcext:value-type="float">
            <text:p>180,48</text:p>
          </table:table-cell>
        </table:table-row>
        <table:table-row table:style-name="ro1">
          <table:table-cell office:value-type="string" calcext:value-type="string">
            <text:p>Instance120,9,txt</text:p>
          </table:table-cell>
          <table:table-cell office:value-type="float" office:value="89154" calcext:value-type="float">
            <text:p>89154</text:p>
          </table:table-cell>
          <table:table-cell office:value-type="float" office:value="90743" calcext:value-type="float">
            <text:p>90743</text:p>
          </table:table-cell>
          <table:table-cell office:value-type="string" calcext:value-type="string">
            <text:p>Réalisable</text:p>
          </table:table-cell>
          <table:table-cell table:formula="of:=IF([.B12]&gt;[.C12];[.B12];[.C12])" office:value-type="float" office:value="90743" calcext:value-type="float">
            <text:p>90743</text:p>
          </table:table-cell>
          <table:table-cell table:formula="of:=[.E12] - [.C12]"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float" office:value="109562" calcext:value-type="float">
            <text:p>109562</text:p>
          </table:table-cell>
          <table:table-cell office:value-type="float" office:value="180.2" calcext:value-type="float">
            <text:p>180,2</text:p>
          </table:table-cell>
          <table:table-cell office:value-type="float" office:value="180.5" calcext:value-type="float">
            <text:p>180,5</text:p>
          </table:table-cell>
        </table:table-row>
        <table:table-row table:style-name="ro1">
          <table:table-cell office:value-type="string" calcext:value-type="string">
            <text:p>Instance60,1,txt</text:p>
          </table:table-cell>
          <table:table-cell table:number-columns-repeated="2" office:value-type="float" office:value="29739" calcext:value-type="float">
            <text:p>29739</text:p>
          </table:table-cell>
          <table:table-cell office:value-type="string" calcext:value-type="string">
            <text:p>Réalisable</text:p>
          </table:table-cell>
          <table:table-cell table:formula="of:=IF([.B13]&gt;[.C13];[.B13];[.C13])" office:value-type="float" office:value="29739" calcext:value-type="float">
            <text:p>29739</text:p>
          </table:table-cell>
          <table:table-cell table:formula="of:=[.E13] - [.C13]" office:value-type="float" office:value="0" calcext:value-type="float">
            <text:p>0</text:p>
          </table:table-cell>
          <table:table-cell office:value-type="float" office:value="472168" calcext:value-type="float">
            <text:p>472168</text:p>
          </table:table-cell>
          <table:table-cell office:value-type="float" office:value="567418" calcext:value-type="float">
            <text:p>567418</text:p>
          </table:table-cell>
          <table:table-cell office:value-type="float" office:value="180.19" calcext:value-type="float">
            <text:p>180,19</text:p>
          </table:table-cell>
          <table:table-cell office:value-type="float" office:value="180.26" calcext:value-type="float">
            <text:p>180,26</text:p>
          </table:table-cell>
        </table:table-row>
        <table:table-row table:style-name="ro1">
          <table:table-cell office:value-type="string" calcext:value-type="string">
            <text:p>Instance60,10,txt</text:p>
          </table:table-cell>
          <table:table-cell table:number-columns-repeated="2" office:value-type="float" office:value="31809" calcext:value-type="float">
            <text:p>31809</text:p>
          </table:table-cell>
          <table:table-cell office:value-type="string" calcext:value-type="string">
            <text:p>Réalisable</text:p>
          </table:table-cell>
          <table:table-cell table:formula="of:=IF([.B14]&gt;[.C14];[.B14];[.C14])" office:value-type="float" office:value="31809" calcext:value-type="float">
            <text:p>31809</text:p>
          </table:table-cell>
          <table:table-cell table:formula="of:=[.E14] - [.C14]" office:value-type="float" office:value="0" calcext:value-type="float">
            <text:p>0</text:p>
          </table:table-cell>
          <table:table-cell office:value-type="float" office:value="437455" calcext:value-type="float">
            <text:p>437455</text:p>
          </table:table-cell>
          <table:table-cell office:value-type="float" office:value="66976" calcext:value-type="float">
            <text:p>66976</text:p>
          </table:table-cell>
          <table:table-cell office:value-type="float" office:value="180.14" calcext:value-type="float">
            <text:p>180,14</text:p>
          </table:table-cell>
          <table:table-cell office:value-type="float" office:value="122.49" calcext:value-type="float">
            <text:p>122,49</text:p>
          </table:table-cell>
        </table:table-row>
        <table:table-row table:style-name="ro1">
          <table:table-cell office:value-type="string" calcext:value-type="string">
            <text:p>Instance60,2,txt</text:p>
          </table:table-cell>
          <table:table-cell table:number-columns-repeated="2" office:value-type="float" office:value="27572" calcext:value-type="float">
            <text:p>27572</text:p>
          </table:table-cell>
          <table:table-cell office:value-type="string" calcext:value-type="string">
            <text:p>Optimale</text:p>
          </table:table-cell>
          <table:table-cell table:formula="of:=IF([.B15]&gt;[.C15];[.B15];[.C15])" office:value-type="float" office:value="27572" calcext:value-type="float">
            <text:p>27572</text:p>
          </table:table-cell>
          <table:table-cell table:formula="of:=[.E15] - [.C15]" office:value-type="float" office:value="0" calcext:value-type="float">
            <text:p>0</text:p>
          </table:table-cell>
          <table:table-cell office:value-type="float" office:value="82575" calcext:value-type="float">
            <text:p>82575</text:p>
          </table:table-cell>
          <table:table-cell office:value-type="float" office:value="664459" calcext:value-type="float">
            <text:p>664459</text:p>
          </table:table-cell>
          <table:table-cell office:value-type="float" office:value="26.92" calcext:value-type="float">
            <text:p>26,92</text:p>
          </table:table-cell>
          <table:table-cell office:value-type="float" office:value="180.34" calcext:value-type="float">
            <text:p>180,34</text:p>
          </table:table-cell>
        </table:table-row>
        <table:table-row table:style-name="ro1">
          <table:table-cell office:value-type="string" calcext:value-type="string">
            <text:p>Instance60,3,txt</text:p>
          </table:table-cell>
          <table:table-cell office:value-type="float" office:value="34081" calcext:value-type="float">
            <text:p>34081</text:p>
          </table:table-cell>
          <table:table-cell office:value-type="float" office:value="34126" calcext:value-type="float">
            <text:p>34126</text:p>
          </table:table-cell>
          <table:table-cell office:value-type="string" calcext:value-type="string">
            <text:p>Réalisable</text:p>
          </table:table-cell>
          <table:table-cell table:formula="of:=IF([.B16]&gt;[.C16];[.B16];[.C16])" office:value-type="float" office:value="34126" calcext:value-type="float">
            <text:p>34126</text:p>
          </table:table-cell>
          <table:table-cell table:formula="of:=[.E16] - [.C16]" office:value-type="float" office:value="0" calcext:value-type="float">
            <text:p>0</text:p>
          </table:table-cell>
          <table:table-cell office:value-type="float" office:value="753328" calcext:value-type="float">
            <text:p>753328</text:p>
          </table:table-cell>
          <table:table-cell office:value-type="float" office:value="2032824" calcext:value-type="float">
            <text:p>2032824</text:p>
          </table:table-cell>
          <table:table-cell office:value-type="float" office:value="180.12" calcext:value-type="float">
            <text:p>180,12</text:p>
          </table:table-cell>
          <table:table-cell office:value-type="float" office:value="180.16" calcext:value-type="float">
            <text:p>180,16</text:p>
          </table:table-cell>
        </table:table-row>
        <table:table-row table:style-name="ro1">
          <table:table-cell office:value-type="string" calcext:value-type="string">
            <text:p>Instance60,4,txt</text:p>
          </table:table-cell>
          <table:table-cell table:number-columns-repeated="2" office:value-type="float" office:value="31131" calcext:value-type="float">
            <text:p>31131</text:p>
          </table:table-cell>
          <table:table-cell office:value-type="string" calcext:value-type="string">
            <text:p>Optimale</text:p>
          </table:table-cell>
          <table:table-cell table:formula="of:=IF([.B17]&gt;[.C17];[.B17];[.C17])" office:value-type="float" office:value="31131" calcext:value-type="float">
            <text:p>31131</text:p>
          </table:table-cell>
          <table:table-cell table:formula="of:=[.E17] - [.C17]" office:value-type="float" office:value="0" calcext:value-type="float">
            <text:p>0</text:p>
          </table:table-cell>
          <table:table-cell office:value-type="float" office:value="94978" calcext:value-type="float">
            <text:p>94978</text:p>
          </table:table-cell>
          <table:table-cell office:value-type="float" office:value="1162213" calcext:value-type="float">
            <text:p>1162213</text:p>
          </table:table-cell>
          <table:table-cell office:value-type="float" office:value="35.5" calcext:value-type="float">
            <text:p>35,5</text:p>
          </table:table-cell>
          <table:table-cell office:value-type="float" office:value="180.12" calcext:value-type="float">
            <text:p>180,12</text:p>
          </table:table-cell>
        </table:table-row>
        <table:table-row table:style-name="ro1">
          <table:table-cell office:value-type="string" calcext:value-type="string">
            <text:p>Instance60,5,txt</text:p>
          </table:table-cell>
          <table:table-cell table:number-columns-repeated="2" office:value-type="float" office:value="35693" calcext:value-type="float">
            <text:p>35693</text:p>
          </table:table-cell>
          <table:table-cell office:value-type="string" calcext:value-type="string">
            <text:p>Réalisable</text:p>
          </table:table-cell>
          <table:table-cell table:formula="of:=IF([.B18]&gt;[.C18];[.B18];[.C18])" office:value-type="float" office:value="35693" calcext:value-type="float">
            <text:p>35693</text:p>
          </table:table-cell>
          <table:table-cell table:formula="of:=[.E18] - [.C18]" office:value-type="float" office:value="0" calcext:value-type="float">
            <text:p>0</text:p>
          </table:table-cell>
          <table:table-cell office:value-type="float" office:value="205577" calcext:value-type="float">
            <text:p>205577</text:p>
          </table:table-cell>
          <table:table-cell office:value-type="float" office:value="1246737" calcext:value-type="float">
            <text:p>1246737</text:p>
          </table:table-cell>
          <table:table-cell office:value-type="float" office:value="180.39" calcext:value-type="float">
            <text:p>180,39</text:p>
          </table:table-cell>
          <table:table-cell office:value-type="float" office:value="180.27" calcext:value-type="float">
            <text:p>180,27</text:p>
          </table:table-cell>
        </table:table-row>
        <table:table-row table:style-name="ro1">
          <table:table-cell office:value-type="string" calcext:value-type="string">
            <text:p>Instance60,6,txt</text:p>
          </table:table-cell>
          <table:table-cell table:number-columns-repeated="2" office:value-type="float" office:value="25186" calcext:value-type="float">
            <text:p>25186</text:p>
          </table:table-cell>
          <table:table-cell office:value-type="string" calcext:value-type="string">
            <text:p>Optimale</text:p>
          </table:table-cell>
          <table:table-cell table:formula="of:=IF([.B19]&gt;[.C19];[.B19];[.C19])" office:value-type="float" office:value="25186" calcext:value-type="float">
            <text:p>25186</text:p>
          </table:table-cell>
          <table:table-cell table:formula="of:=[.E19] - [.C19]" office:value-type="float" office:value="0" calcext:value-type="float">
            <text:p>0</text:p>
          </table:table-cell>
          <table:table-cell office:value-type="float" office:value="184255" calcext:value-type="float">
            <text:p>184255</text:p>
          </table:table-cell>
          <table:table-cell office:value-type="float" office:value="2257755" calcext:value-type="float">
            <text:p>2257755</text:p>
          </table:table-cell>
          <table:table-cell office:value-type="float" office:value="65.49" calcext:value-type="float">
            <text:p>65,49</text:p>
          </table:table-cell>
          <table:table-cell office:value-type="float" office:value="180.16" calcext:value-type="float">
            <text:p>180,16</text:p>
          </table:table-cell>
        </table:table-row>
        <table:table-row table:style-name="ro1">
          <table:table-cell office:value-type="string" calcext:value-type="string">
            <text:p>Instance60,7,txt</text:p>
          </table:table-cell>
          <table:table-cell table:number-columns-repeated="2" office:value-type="float" office:value="30853" calcext:value-type="float">
            <text:p>30853</text:p>
          </table:table-cell>
          <table:table-cell office:value-type="string" calcext:value-type="string">
            <text:p>Réalisable</text:p>
          </table:table-cell>
          <table:table-cell table:formula="of:=IF([.B20]&gt;[.C20];[.B20];[.C20])" office:value-type="float" office:value="30853" calcext:value-type="float">
            <text:p>30853</text:p>
          </table:table-cell>
          <table:table-cell table:formula="of:=[.E20] - [.C20]" office:value-type="float" office:value="0" calcext:value-type="float">
            <text:p>0</text:p>
          </table:table-cell>
          <table:table-cell office:value-type="float" office:value="217518" calcext:value-type="float">
            <text:p>217518</text:p>
          </table:table-cell>
          <table:table-cell office:value-type="float" office:value="932198" calcext:value-type="float">
            <text:p>932198</text:p>
          </table:table-cell>
          <table:table-cell office:value-type="float" office:value="180.4" calcext:value-type="float">
            <text:p>180,4</text:p>
          </table:table-cell>
          <table:table-cell office:value-type="float" office:value="162.63" calcext:value-type="float">
            <text:p>162,63</text:p>
          </table:table-cell>
        </table:table-row>
        <table:table-row table:style-name="ro1">
          <table:table-cell office:value-type="string" calcext:value-type="string">
            <text:p>Instance60,8,txt</text:p>
          </table:table-cell>
          <table:table-cell table:number-columns-repeated="2" office:value-type="float" office:value="27962" calcext:value-type="float">
            <text:p>27962</text:p>
          </table:table-cell>
          <table:table-cell office:value-type="string" calcext:value-type="string">
            <text:p>Réalisable</text:p>
          </table:table-cell>
          <table:table-cell table:formula="of:=IF([.B21]&gt;[.C21];[.B21];[.C21])" office:value-type="float" office:value="27962" calcext:value-type="float">
            <text:p>27962</text:p>
          </table:table-cell>
          <table:table-cell table:formula="of:=[.E21] - [.C21]" office:value-type="float" office:value="0" calcext:value-type="float">
            <text:p>0</text:p>
          </table:table-cell>
          <table:table-cell office:value-type="float" office:value="322203" calcext:value-type="float">
            <text:p>322203</text:p>
          </table:table-cell>
          <table:table-cell office:value-type="float" office:value="3132403" calcext:value-type="float">
            <text:p>3132403</text:p>
          </table:table-cell>
          <table:table-cell office:value-type="float" office:value="180.23" calcext:value-type="float">
            <text:p>180,23</text:p>
          </table:table-cell>
          <table:table-cell office:value-type="float" office:value="180.04" calcext:value-type="float">
            <text:p>180,04</text:p>
          </table:table-cell>
        </table:table-row>
        <table:table-row table:style-name="ro1">
          <table:table-cell office:value-type="string" calcext:value-type="string">
            <text:p>Instance60,9,txt</text:p>
          </table:table-cell>
          <table:table-cell table:number-columns-repeated="2" office:value-type="float" office:value="35492" calcext:value-type="float">
            <text:p>35492</text:p>
          </table:table-cell>
          <table:table-cell office:value-type="string" calcext:value-type="string">
            <text:p>Réalisable</text:p>
          </table:table-cell>
          <table:table-cell table:formula="of:=IF([.B22]&gt;[.C22];[.B22];[.C22])" office:value-type="float" office:value="35492" calcext:value-type="float">
            <text:p>35492</text:p>
          </table:table-cell>
          <table:table-cell table:formula="of:=[.E22] - [.C22]" office:value-type="float" office:value="0" calcext:value-type="float">
            <text:p>0</text:p>
          </table:table-cell>
          <table:table-cell office:value-type="float" office:value="622139" calcext:value-type="float">
            <text:p>622139</text:p>
          </table:table-cell>
          <table:table-cell office:value-type="float" office:value="2396972" calcext:value-type="float">
            <text:p>2396972</text:p>
          </table:table-cell>
          <table:table-cell office:value-type="float" office:value="180.3" calcext:value-type="float">
            <text:p>180,3</text:p>
          </table:table-cell>
          <table:table-cell office:value-type="float" office:value="180.19" calcext:value-type="float">
            <text:p>180,19</text:p>
          </table:table-cell>
        </table:table-row>
        <table:table-row table:style-name="ro1">
          <table:table-cell office:value-type="string" calcext:value-type="string">
            <text:p>Instance90,1,txt</text:p>
          </table:table-cell>
          <table:table-cell office:value-type="float" office:value="51079" calcext:value-type="float">
            <text:p>51079</text:p>
          </table:table-cell>
          <table:table-cell office:value-type="float" office:value="51629" calcext:value-type="float">
            <text:p>51629</text:p>
          </table:table-cell>
          <table:table-cell office:value-type="string" calcext:value-type="string">
            <text:p>Réalisable</text:p>
          </table:table-cell>
          <table:table-cell table:formula="of:=IF([.B23]&gt;[.C23];[.B23];[.C23])" office:value-type="float" office:value="51629" calcext:value-type="float">
            <text:p>51629</text:p>
          </table:table-cell>
          <table:table-cell table:formula="of:=[.E23] - [.C23]" office:value-type="float" office:value="0" calcext:value-type="float">
            <text:p>0</text:p>
          </table:table-cell>
          <table:table-cell office:value-type="float" office:value="15092" calcext:value-type="float">
            <text:p>15092</text:p>
          </table:table-cell>
          <table:table-cell office:value-type="float" office:value="88238" calcext:value-type="float">
            <text:p>88238</text:p>
          </table:table-cell>
          <table:table-cell office:value-type="float" office:value="180.65" calcext:value-type="float">
            <text:p>180,65</text:p>
          </table:table-cell>
          <table:table-cell office:value-type="float" office:value="180.84" calcext:value-type="float">
            <text:p>180,84</text:p>
          </table:table-cell>
        </table:table-row>
        <table:table-row table:style-name="ro1">
          <table:table-cell office:value-type="string" calcext:value-type="string">
            <text:p>Instance90,10,txt</text:p>
          </table:table-cell>
          <table:table-cell office:value-type="float" office:value="58081" calcext:value-type="float">
            <text:p>58081</text:p>
          </table:table-cell>
          <table:table-cell office:value-type="float" office:value="57068" calcext:value-type="float">
            <text:p>57068</text:p>
          </table:table-cell>
          <table:table-cell office:value-type="string" calcext:value-type="string">
            <text:p>Réalisable</text:p>
          </table:table-cell>
          <table:table-cell table:formula="of:=IF([.B24]&gt;[.C24];[.B24];[.C24])" office:value-type="float" office:value="58081" calcext:value-type="float">
            <text:p>58081</text:p>
          </table:table-cell>
          <table:table-cell table:formula="of:=[.E24] - [.C24]" office:value-type="float" office:value="1013" calcext:value-type="float">
            <text:p>1013</text:p>
          </table:table-cell>
          <table:table-cell office:value-type="float" office:value="15750" calcext:value-type="float">
            <text:p>15750</text:p>
          </table:table-cell>
          <table:table-cell office:value-type="float" office:value="147151" calcext:value-type="float">
            <text:p>147151</text:p>
          </table:table-cell>
          <table:table-cell office:value-type="float" office:value="180.68" calcext:value-type="float">
            <text:p>180,68</text:p>
          </table:table-cell>
          <table:table-cell office:value-type="float" office:value="180.71" calcext:value-type="float">
            <text:p>180,71</text:p>
          </table:table-cell>
        </table:table-row>
        <table:table-row table:style-name="ro1">
          <table:table-cell office:value-type="string" calcext:value-type="string">
            <text:p>Instance90,2,txt</text:p>
          </table:table-cell>
          <table:table-cell office:value-type="float" office:value="46902" calcext:value-type="float">
            <text:p>46902</text:p>
          </table:table-cell>
          <table:table-cell office:value-type="float" office:value="46720" calcext:value-type="float">
            <text:p>46720</text:p>
          </table:table-cell>
          <table:table-cell office:value-type="string" calcext:value-type="string">
            <text:p>Réalisable</text:p>
          </table:table-cell>
          <table:table-cell table:formula="of:=IF([.B25]&gt;[.C25];[.B25];[.C25])" office:value-type="float" office:value="46902" calcext:value-type="float">
            <text:p>46902</text:p>
          </table:table-cell>
          <table:table-cell table:formula="of:=[.E25] - [.C25]" office:value-type="float" office:value="182" calcext:value-type="float">
            <text:p>182</text:p>
          </table:table-cell>
          <table:table-cell office:value-type="float" office:value="17219" calcext:value-type="float">
            <text:p>17219</text:p>
          </table:table-cell>
          <table:table-cell office:value-type="float" office:value="84266" calcext:value-type="float">
            <text:p>84266</text:p>
          </table:table-cell>
          <table:table-cell office:value-type="float" office:value="180.55" calcext:value-type="float">
            <text:p>180,55</text:p>
          </table:table-cell>
          <table:table-cell office:value-type="float" office:value="180.68" calcext:value-type="float">
            <text:p>180,68</text:p>
          </table:table-cell>
        </table:table-row>
        <table:table-row table:style-name="ro1">
          <table:table-cell office:value-type="string" calcext:value-type="string">
            <text:p>Instance90,3,txt</text:p>
          </table:table-cell>
          <table:table-cell office:value-type="float" office:value="57613" calcext:value-type="float">
            <text:p>57613</text:p>
          </table:table-cell>
          <table:table-cell office:value-type="float" office:value="58241" calcext:value-type="float">
            <text:p>58241</text:p>
          </table:table-cell>
          <table:table-cell office:value-type="string" calcext:value-type="string">
            <text:p>Réalisable</text:p>
          </table:table-cell>
          <table:table-cell table:formula="of:=IF([.B26]&gt;[.C26];[.B26];[.C26])" office:value-type="float" office:value="58241" calcext:value-type="float">
            <text:p>58241</text:p>
          </table:table-cell>
          <table:table-cell table:formula="of:=[.E26] - [.C26]" office:value-type="float" office:value="0" calcext:value-type="float">
            <text:p>0</text:p>
          </table:table-cell>
          <table:table-cell office:value-type="float" office:value="12566" calcext:value-type="float">
            <text:p>12566</text:p>
          </table:table-cell>
          <table:table-cell office:value-type="float" office:value="129358" calcext:value-type="float">
            <text:p>129358</text:p>
          </table:table-cell>
          <table:table-cell office:value-type="float" office:value="180.88" calcext:value-type="float">
            <text:p>180,88</text:p>
          </table:table-cell>
          <table:table-cell office:value-type="float" office:value="180.65" calcext:value-type="float">
            <text:p>180,65</text:p>
          </table:table-cell>
        </table:table-row>
        <table:table-row table:style-name="ro1">
          <table:table-cell office:value-type="string" calcext:value-type="string">
            <text:p>Instance90,4,txt</text:p>
          </table:table-cell>
          <table:table-cell office:value-type="float" office:value="53897" calcext:value-type="float">
            <text:p>53897</text:p>
          </table:table-cell>
          <table:table-cell office:value-type="float" office:value="53949" calcext:value-type="float">
            <text:p>53949</text:p>
          </table:table-cell>
          <table:table-cell office:value-type="string" calcext:value-type="string">
            <text:p>Réalisable</text:p>
          </table:table-cell>
          <table:table-cell table:formula="of:=IF([.B27]&gt;[.C27];[.B27];[.C27])" office:value-type="float" office:value="53949" calcext:value-type="float">
            <text:p>53949</text:p>
          </table:table-cell>
          <table:table-cell table:formula="of:=[.E27] - [.C27]" office:value-type="float" office:value="0" calcext:value-type="float">
            <text:p>0</text:p>
          </table:table-cell>
          <table:table-cell office:value-type="float" office:value="26016" calcext:value-type="float">
            <text:p>26016</text:p>
          </table:table-cell>
          <table:table-cell office:value-type="float" office:value="137294" calcext:value-type="float">
            <text:p>137294</text:p>
          </table:table-cell>
          <table:table-cell office:value-type="float" office:value="180.94" calcext:value-type="float">
            <text:p>180,94</text:p>
          </table:table-cell>
          <table:table-cell office:value-type="float" office:value="180.62" calcext:value-type="float">
            <text:p>180,62</text:p>
          </table:table-cell>
        </table:table-row>
        <table:table-row table:style-name="ro1">
          <table:table-cell office:value-type="string" calcext:value-type="string">
            <text:p>Instance90,5,txt</text:p>
          </table:table-cell>
          <table:table-cell office:value-type="float" office:value="64833" calcext:value-type="float">
            <text:p>64833</text:p>
          </table:table-cell>
          <table:table-cell office:value-type="float" office:value="64307" calcext:value-type="float">
            <text:p>64307</text:p>
          </table:table-cell>
          <table:table-cell office:value-type="string" calcext:value-type="string">
            <text:p>Réalisable</text:p>
          </table:table-cell>
          <table:table-cell table:formula="of:=IF([.B28]&gt;[.C28];[.B28];[.C28])" office:value-type="float" office:value="64833" calcext:value-type="float">
            <text:p>64833</text:p>
          </table:table-cell>
          <table:table-cell table:formula="of:=[.E28] - [.C28]" office:value-type="float" office:value="526" calcext:value-type="float">
            <text:p>526</text:p>
          </table:table-cell>
          <table:table-cell office:value-type="float" office:value="15564" calcext:value-type="float">
            <text:p>15564</text:p>
          </table:table-cell>
          <table:table-cell office:value-type="float" office:value="142210" calcext:value-type="float">
            <text:p>142210</text:p>
          </table:table-cell>
          <table:table-cell office:value-type="float" office:value="180.87" calcext:value-type="float">
            <text:p>180,87</text:p>
          </table:table-cell>
          <table:table-cell office:value-type="float" office:value="180.78" calcext:value-type="float">
            <text:p>180,78</text:p>
          </table:table-cell>
        </table:table-row>
        <table:table-row table:style-name="ro1">
          <table:table-cell office:value-type="string" calcext:value-type="string">
            <text:p>Instance90,6,txt</text:p>
          </table:table-cell>
          <table:table-cell office:value-type="float" office:value="41811" calcext:value-type="float">
            <text:p>41811</text:p>
          </table:table-cell>
          <table:table-cell office:value-type="float" office:value="42036" calcext:value-type="float">
            <text:p>42036</text:p>
          </table:table-cell>
          <table:table-cell office:value-type="string" calcext:value-type="string">
            <text:p>Réalisable</text:p>
          </table:table-cell>
          <table:table-cell table:formula="of:=IF([.B29]&gt;[.C29];[.B29];[.C29])" office:value-type="float" office:value="42036" calcext:value-type="float">
            <text:p>42036</text:p>
          </table:table-cell>
          <table:table-cell table:formula="of:=[.E29] - [.C29]" office:value-type="float" office:value="0" calcext:value-type="float">
            <text:p>0</text:p>
          </table:table-cell>
          <table:table-cell office:value-type="float" office:value="24986" calcext:value-type="float">
            <text:p>24986</text:p>
          </table:table-cell>
          <table:table-cell office:value-type="float" office:value="129933" calcext:value-type="float">
            <text:p>129933</text:p>
          </table:table-cell>
          <table:table-cell office:value-type="float" office:value="181.37" calcext:value-type="float">
            <text:p>181,37</text:p>
          </table:table-cell>
          <table:table-cell office:value-type="float" office:value="180.58" calcext:value-type="float">
            <text:p>180,58</text:p>
          </table:table-cell>
        </table:table-row>
        <table:table-row table:style-name="ro1">
          <table:table-cell office:value-type="string" calcext:value-type="string">
            <text:p>Instance90,7,txt</text:p>
          </table:table-cell>
          <table:table-cell office:value-type="float" office:value="55257" calcext:value-type="float">
            <text:p>55257</text:p>
          </table:table-cell>
          <table:table-cell office:value-type="float" office:value="55714" calcext:value-type="float">
            <text:p>55714</text:p>
          </table:table-cell>
          <table:table-cell office:value-type="string" calcext:value-type="string">
            <text:p>Réalisable</text:p>
          </table:table-cell>
          <table:table-cell table:formula="of:=IF([.B30]&gt;[.C30];[.B30];[.C30])" office:value-type="float" office:value="55714" calcext:value-type="float">
            <text:p>55714</text:p>
          </table:table-cell>
          <table:table-cell table:formula="of:=[.E30] - [.C30]" office:value-type="float" office:value="0" calcext:value-type="float">
            <text:p>0</text:p>
          </table:table-cell>
          <table:table-cell office:value-type="float" office:value="16108" calcext:value-type="float">
            <text:p>16108</text:p>
          </table:table-cell>
          <table:table-cell office:value-type="float" office:value="137342" calcext:value-type="float">
            <text:p>137342</text:p>
          </table:table-cell>
          <table:table-cell office:value-type="float" office:value="180.54" calcext:value-type="float">
            <text:p>180,54</text:p>
          </table:table-cell>
          <table:table-cell office:value-type="float" office:value="180.69" calcext:value-type="float">
            <text:p>180,69</text:p>
          </table:table-cell>
        </table:table-row>
        <table:table-row table:style-name="ro1">
          <table:table-cell office:value-type="string" calcext:value-type="string">
            <text:p>Instance90,8,txt</text:p>
          </table:table-cell>
          <table:table-cell office:value-type="float" office:value="49097" calcext:value-type="float">
            <text:p>49097</text:p>
          </table:table-cell>
          <table:table-cell office:value-type="float" office:value="49910" calcext:value-type="float">
            <text:p>49910</text:p>
          </table:table-cell>
          <table:table-cell office:value-type="string" calcext:value-type="string">
            <text:p>Réalisable</text:p>
          </table:table-cell>
          <table:table-cell table:formula="of:=IF([.B31]&gt;[.C31];[.B31];[.C31])" office:value-type="float" office:value="49910" calcext:value-type="float">
            <text:p>49910</text:p>
          </table:table-cell>
          <table:table-cell table:formula="of:=[.E31] - [.C31]" office:value-type="float" office:value="0" calcext:value-type="float">
            <text:p>0</text:p>
          </table:table-cell>
          <table:table-cell office:value-type="float" office:value="14690" calcext:value-type="float">
            <text:p>14690</text:p>
          </table:table-cell>
          <table:table-cell office:value-type="float" office:value="142866" calcext:value-type="float">
            <text:p>142866</text:p>
          </table:table-cell>
          <table:table-cell office:value-type="float" office:value="180.84" calcext:value-type="float">
            <text:p>180,84</text:p>
          </table:table-cell>
          <table:table-cell office:value-type="float" office:value="180.75" calcext:value-type="float">
            <text:p>180,75</text:p>
          </table:table-cell>
        </table:table-row>
        <table:table-row table:style-name="ro1">
          <table:table-cell office:value-type="string" calcext:value-type="string">
            <text:p>Instance90,9,txt</text:p>
          </table:table-cell>
          <table:table-cell office:value-type="float" office:value="60432" calcext:value-type="float">
            <text:p>60432</text:p>
          </table:table-cell>
          <table:table-cell office:value-type="float" office:value="59951" calcext:value-type="float">
            <text:p>59951</text:p>
          </table:table-cell>
          <table:table-cell office:value-type="string" calcext:value-type="string">
            <text:p>Réalisable</text:p>
          </table:table-cell>
          <table:table-cell table:formula="of:=IF([.B32]&gt;[.C32];[.B32];[.C32])" office:value-type="float" office:value="60432" calcext:value-type="float">
            <text:p>60432</text:p>
          </table:table-cell>
          <table:table-cell table:formula="of:=[.E32] - [.C32]" office:value-type="float" office:value="481" calcext:value-type="float">
            <text:p>481</text:p>
          </table:table-cell>
          <table:table-cell office:value-type="float" office:value="15187" calcext:value-type="float">
            <text:p>15187</text:p>
          </table:table-cell>
          <table:table-cell office:value-type="float" office:value="113176" calcext:value-type="float">
            <text:p>113176</text:p>
          </table:table-cell>
          <table:table-cell office:value-type="float" office:value="181.09" calcext:value-type="float">
            <text:p>181,09</text:p>
          </table:table-cell>
          <table:table-cell office:value-type="float" office:value="180.85" calcext:value-type="float">
            <text:p>180,85</text:p>
          </table:table-cell>
        </table:table-row>
        <table:table-row table:style-name="ro1">
          <table:table-cell office:value-type="string" calcext:value-type="string">
            <text:p>Toy_Instance,txt</text:p>
          </table:table-cell>
          <table:table-cell table:number-columns-repeated="2" office:value-type="float" office:value="1788" calcext:value-type="float">
            <text:p>1788</text:p>
          </table:table-cell>
          <table:table-cell office:value-type="string" calcext:value-type="string">
            <text:p>Optimale</text:p>
          </table:table-cell>
          <table:table-cell table:formula="of:=IF([.B33]&gt;[.C33];[.B33];[.C33])" office:value-type="float" office:value="1788" calcext:value-type="float">
            <text:p>1788</text:p>
          </table:table-cell>
          <table:table-cell table:formula="of:=[.E33] - [.C3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-00-0000</text:date>, <text:time style:data-style-name="N2" text:time-value="10:13:09.1920501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4:52:56.812479386</meta:creation-date>
    <dc:date>2025-05-29T14:07:54.565296898</dc:date>
    <meta:editing-duration>PT6H17M36S</meta:editing-duration>
    <meta:editing-cycles>6</meta:editing-cycles>
    <meta:generator>LibreOffice/24.8.7.2$Linux_X86_64 LibreOffice_project/f4f281f562fb585d46b0af5755dfe1eb6adc047f</meta:generator>
    <meta:print-date>2025-05-29T10:14:58.618042234</meta:print-date>
    <meta:printed-by>Ficheiros PDF</meta:printed-by>
    <meta:document-statistic meta:table-count="2" meta:cell-count="660" meta:object-count="0"/>
  </office:meta>
</office:document-meta>
</file>